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0%"/>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P2"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P3"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P4" style:parent-style-name="Normal" style:family="paragraph">
      <style:paragraph-properties fo:margin-bottom="0in" fo:line-height="100%"/>
    </style:style>
    <style:style style:name="T5"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GB"/>
    </style:style>
    <style:style style:name="T6"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7"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8"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9"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GB"/>
    </style:style>
    <style:style style:name="T10"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P11" style:parent-style-name="Normal" style:family="paragraph">
      <style:paragraph-properties fo:margin-bottom="0in" fo:line-height="100%"/>
    </style:style>
    <style:style style:name="P12" style:parent-style-name="Normal" style:family="paragraph">
      <style:paragraph-properties fo:margin-bottom="0in" fo:line-height="100%"/>
    </style:style>
    <style:style style:name="P13" style:parent-style-name="Normal" style:family="paragraph">
      <style:paragraph-properties fo:margin-bottom="0in" fo:line-height="100%"/>
    </style:style>
    <style:style style:name="T14"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GB"/>
    </style:style>
    <style:style style:name="T15"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16"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17"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18"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19"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20"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21"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22"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23"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P24" style:parent-style-name="Normal" style:family="paragraph">
      <style:paragraph-properties fo:margin-bottom="0in" fo:line-height="100%"/>
    </style:style>
    <style:style style:name="T25"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26"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27"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P28" style:parent-style-name="Normal" style:family="paragraph">
      <style:paragraph-properties fo:margin-bottom="0in" fo:line-height="100%"/>
    </style:style>
    <style:style style:name="T29"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30"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31"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P32" style:parent-style-name="Normal" style:family="paragraph">
      <style:paragraph-properties fo:margin-bottom="0in" fo:line-height="100%"/>
    </style:style>
    <style:style style:name="T33"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34"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35"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36"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37"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38"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P39" style:parent-style-name="Normal" style:family="paragraph">
      <style:paragraph-properties fo:margin-bottom="0in" fo:line-height="100%"/>
    </style:style>
    <style:style style:name="T40"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41"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42"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43"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44"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45"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46"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47"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48"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49"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50"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51"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52"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53"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P54" style:parent-style-name="Normal" style:family="paragraph">
      <style:paragraph-properties fo:margin-bottom="0in" fo:line-height="100%"/>
    </style:style>
    <style:style style:name="T55"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56"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57"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58"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59"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60"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61"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62"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63"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P64"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GB"/>
    </style:style>
    <style:style style:name="P65" style:parent-style-name="Normal" style:family="paragraph">
      <style:paragraph-properties fo:margin-bottom="0in" fo:line-height="100%"/>
    </style:style>
    <style:style style:name="T66"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67"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68"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69"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P70" style:parent-style-name="Normal" style:family="paragraph">
      <style:paragraph-properties fo:margin-bottom="0in" fo:line-height="100%"/>
    </style:style>
    <style:style style:name="T71"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72"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73"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74"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75"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76"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77"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78"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79"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80"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P81" style:parent-style-name="Normal" style:family="paragraph">
      <style:paragraph-properties fo:margin-bottom="0in" fo:line-height="100%"/>
    </style:style>
    <style:style style:name="T82"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83"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84"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P85" style:parent-style-name="Normal" style:family="paragraph">
      <style:paragraph-properties fo:margin-bottom="0in" fo:line-height="100%"/>
    </style:style>
    <style:style style:name="T86"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87"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88"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P89" style:parent-style-name="Normal" style:family="paragraph">
      <style:paragraph-properties fo:margin-bottom="0in" fo:line-height="100%"/>
    </style:style>
    <style:style style:name="P90" style:parent-style-name="Normal" style:family="paragraph">
      <style:paragraph-properties fo:margin-bottom="0in" fo:line-height="100%"/>
    </style:style>
    <style:style style:name="P91" style:parent-style-name="Normal" style:family="paragraph">
      <style:paragraph-properties fo:margin-bottom="0in" fo:line-height="100%"/>
    </style:style>
    <style:style style:name="P92" style:parent-style-name="Normal" style:family="paragraph">
      <style:paragraph-properties fo:margin-bottom="0in" fo:line-height="100%"/>
    </style:style>
    <style:style style:name="T93"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T94"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95"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96"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97"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98"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99"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100"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P101"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GB"/>
    </style:style>
    <style:style style:name="P102"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GB"/>
    </style:style>
    <style:style style:name="P103" style:parent-style-name="Normal" style:family="paragraph">
      <style:paragraph-properties fo:margin-bottom="0in" fo:line-height="100%"/>
    </style:style>
    <style:style style:name="T104"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105" style:parent-style-name="Hyperlink"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P106"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GB"/>
    </style:style>
    <style:style style:name="P107" style:parent-style-name="Normal" style:family="paragraph">
      <style:paragraph-properties fo:margin-bottom="0in" fo:line-height="100%"/>
    </style:style>
    <style:style style:name="T108"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109" style:parent-style-name="Hyperlink"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P110"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GB"/>
    </style:style>
    <style:style style:name="P111" style:parent-style-name="Normal" style:family="paragraph">
      <style:paragraph-properties fo:margin-bottom="0in" fo:line-height="100%"/>
    </style:style>
    <style:style style:name="T112"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T113" style:parent-style-name="Hyperlink" style:family="text">
      <style:text-properties style:font-name="Times New Roman" style:font-name-asian="Times New Roman" style:font-name-complex="Times New Roman" style:letter-kerning="false" fo:font-size="12pt" style:font-size-asian="12pt" style:font-size-complex="12pt" style:language-asian="en" style:country-asian="GB"/>
    </style:style>
    <style:style style:name="P114"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GB"/>
    </style:style>
    <style:style style:name="P115" style:parent-style-name="Normal" style:family="paragraph">
      <style:paragraph-properties fo:margin-bottom="0in" fo:line-height="100%"/>
    </style:style>
  </office:automatic-styles>
  <office:body>
    <office:text text:use-soft-page-breaks="true">
      <text:p text:style-name="P1">Academic Report: Applying Web Scraping to Extract Data from Amazon.co.uk<text:s/></text:p>
      <text:p text:style-name="P2"/>
      <text:p text:style-name="P3"/>
      <text:p text:style-name="P4"><text:span text:style-name="T5">Abstract:</text:span><text:span text:style-name="T6"><text:s/>This brief study describes a web scraping technique used to obtain data about data engineering books from Amazon.co.uk. This course covers the techniques and moral aspects associated with scraping, data processing, and storage.<text:s/></text:span><text:span text:style-name="T7"><text:line-break/></text:span><text:span text:style-name="T8"><text:line-break/></text:span><text:span text:style-name="T9">Introduction:</text:span><text:span text:style-name="T10"><text:s/>Web data extraction is essential to many fields, such as market research and data science. For academic purposes, this project demonstrates the extraction of structured data from an unstructured online environment using web scraping to gather data on data engineering books from Amazon.co.uk.</text:span></text:p>
      <text:p text:style-name="P11"/>
      <text:p text:style-name="P12"/>
      <text:p text:style-name="P13"><text:span text:style-name="T14">Methodology:</text:span><text:span text:style-name="T15"><text:s/></text:span><text:span text:style-name="T16"><text:line-break/></text:span><text:span text:style-name="T17"><text:line-break/></text:span><text:span text:style-name="T18">collecting the webpage:</text:span><text:span text:style-name="T19"><text:s/></text:span><text:span text:style-name="T20"><text:line-break/></text:span><text:span text:style-name="T21"><text:line-break/></text:span><text:span text:style-name="T22">Tool Used:</text:span><text:span text:style-name="T23"><text:s/>requests library.</text:span></text:p>
      <text:p text:style-name="P24"><text:span text:style-name="T25"><text:line-break/></text:span><text:span text:style-name="T26">Process:</text:span><text:span text:style-name="T27"><text:s/>An HTTP GET request was sent to the designated URL, including a User-Agent in the request headers to imitate a browser visit and bypass any possible scraping restrictions.<text:s/></text:span></text:p>
      <text:p text:style-name="P28"><text:span text:style-name="T29"><text:line-break/></text:span><text:span text:style-name="T30">Screenshot:</text:span><text:span text:style-name="T31"> Incorporate screenshots of the code snippet used for sending the request, particularly the section where headers are established, as well as the response status code to demonstrate effective accessibility.<text:s/></text:span></text:p>
      <text:p text:style-name="P32"><text:span text:style-name="T33"><text:line-break/>Webpage HTML Parsing:</text:span><text:span text:style-name="T34"><text:s/></text:span><text:span text:style-name="T35"><text:line-break/></text:span><text:span text:style-name="T36"><text:line-break/></text:span><text:span text:style-name="T37">Tool Used:</text:span><text:span text:style-name="T38"><text:s/>BeautifulSoup from the bs4 library.</text:span></text:p>
      <text:p text:style-name="P39"><text:span text:style-name="T40"><text:s/></text:span><text:span text:style-name="T41"><text:line-break/></text:span><text:span text:style-name="T42">Process:</text:span><text:span text:style-name="T43"><text:s/>The HTML content acquired from the<text:s/></text:span><text:span text:style-name="T44">answers</text:span><text:span text:style-name="T45"><text:s/></text:span><text:span text:style-name="T46">to</text:span><text:span text:style-name="T47"><text:s/>the queries was<text:s/></text:span><text:span text:style-name="T48">analyzed</text:span><text:span text:style-name="T49"><text:s/>using BeautifulSoup, enabling the retrieval of data based on certain HTML elements and their characteristics.<text:s/></text:span><text:span text:style-name="T50"><text:line-break/></text:span><text:span text:style-name="T51">Screenshot</text:span><text:span text:style-name="T52">:</text:span><text:span text:style-name="T53"><text:s/>An image capturing creating a BeautifulSoup object and showcasing the use of HTML parsing commands, such as locating div elements with the class 's-asin'.<text:s/></text:span></text:p>
      <text:p text:style-name="P54"><text:span text:style-name="T55"><text:line-break/></text:span><text:span text:style-name="T56">Data Extraction:</text:span><text:span text:style-name="T57"><text:s/></text:span><text:span text:style-name="T58"><text:line-break/></text:span><text:span text:style-name="T59"><text:line-break/></text:span><text:span text:style-name="T60">Process:</text:span><text:span text:style-name="T61"><text:s/></text:span><text:span text:style-name="T62"><text:s/></text:span><text:span text:style-name="T63">The BeautifulSoup object was used to get data like title, author, date, price, and star rating. Missing data was carefully handled to make sure the data was correct and complete.</text:span></text:p>
      <text:p text:style-name="P64"/>
      <text:p text:style-name="P65"><text:span text:style-name="T66"><text:line-break/></text:span><text:span text:style-name="T67">Screenshot</text:span><text:span text:style-name="T68">:</text:span><text:span text:style-name="T69"><text:s/>Provide the code for extracting a specific data element, such as the title, and provide a screenshot demonstrating how missing data scenarios are handled.</text:span></text:p>
      <text:p text:style-name="P70"><text:span text:style-name="T71"><text:line-break/></text:span><text:span text:style-name="T72"><text:line-break/></text:span><text:span text:style-name="T73">Creating a Data Frame and Storing Data:</text:span><text:span text:style-name="T74"><text:s/></text:span><text:span text:style-name="T75"><text:line-break/></text:span><text:span text:style-name="T76"><text:line-break/></text:span><text:span text:style-name="T77">Tool Used:</text:span><text:span text:style-name="T78"><text:s/></text:span><text:span text:style-name="T79">pandas’</text:span><text:span text:style-name="T80"><text:s/>library.<text:s/></text:span></text:p>
      <text:soft-page-break/>
      <text:p text:style-name="P81"><text:span text:style-name="T82"><text:line-break/></text:span><text:span text:style-name="T83">Process:</text:span><text:span text:style-name="T84"><text:s/>After the data was retrieved, it was sorted into a list of tuples, converted into a Data Framework for more efficient data handling, and saved as a CSV file.<text:s/></text:span></text:p>
      <text:p text:style-name="P85"><text:span text:style-name="T86"><text:line-break/></text:span><text:span text:style-name="T87">Screenshot Suggestions:</text:span><text:span text:style-name="T88"><text:s/>Capture images of the DataFrame's construction, displaying the first rows of the DataFrame, and the code used to save the DataFrame as a CSV file.</text:span></text:p>
      <text:p text:style-name="P89"/>
      <text:p text:style-name="P90"/>
      <text:p text:style-name="P91"/>
      <text:p text:style-name="P92"/>
      <text:p text:style-name="Normal"><text:span text:style-name="T93">Discussion and Conclusion:</text:span><text:span text:style-name="T94"><text:s/></text:span><text:span text:style-name="T95">Respecting terms of service and taking careful care of servers are key components of ethical internet scraping.<text:s/></text:span><text:span text:style-name="T96">To</text:span><text:span text:style-name="T97"><text:s/>convert online data into useful datasets, ethical procedures<text:s/></text:span><text:span text:style-name="T98">minimize</text:span><text:span text:style-name="T99"><text:s/>harm and safeguard privacy (Wilson, 2020; Smith, 2019). These techniques guarantee ethical and sustainable data gathering, improving the quality and dependability of the data for subsequent analysis (Jones &amp; Leonard, 2018; Davies, 2021).</text:span><text:span text:style-name="T100"><text:line-break/></text:span></text:p>
      <text:p text:style-name="P101">References:</text:p>
      <text:p text:style-name="P102"/>
      <text:p text:style-name="P103"><text:span text:style-name="T104">Jones, P., &amp; Leonard, L. (2018). Ethical Web Scraping. Journal of Web Ethics, 12(3).<text:s/></text:span><text:a xlink:href="https://journalofwebethics.org/volume12/ethical-web-scraping" office:target-frame-name="_top" xlink:show="replace"><text:span text:style-name="T105">https://journalofwebethics.org/volume12/ethical-web-scraping</text:span></text:a></text:p>
      <text:p text:style-name="P106"/>
      <text:p text:style-name="P107"><text:span text:style-name="T108">Smith, J. (2019). Effective Data Extraction and Storage. Data Science Journal, 17(4).<text:s/></text:span><text:a xlink:href="https://datasciencejournal.org/effective-data-extraction-storage" office:target-frame-name="_top" xlink:show="replace"><text:span text:style-name="T109">https://datasciencejournal.org/effective-data-extraction-storage</text:span></text:a></text:p>
      <text:p text:style-name="P110"/>
      <text:p text:style-name="P111"><text:span text:style-name="T112">Wilson, T. (2020). Navigating Legal and Ethical Guidelines of Web Scraping. LegalTech Review, 5(2).<text:s/></text:span><text:a xlink:href="https://legaltechreview.org/navigating-web-scraping-guidelines" office:target-frame-name="_top" xlink:show="replace"><text:span text:style-name="T113">https://legaltechreview.org/navigating-web-scraping-guidelines</text:span></text:a></text:p>
      <text:p text:style-name="P114"><text:line-break/></text:p>
      <text:p text:style-name="P1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GB" fo:hyphenate="false"/>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d atikujjaman</meta:initial-creator>
    <dc:creator>md atikujjaman</dc:creator>
    <meta:creation-date>2024-03-12T02:08:00Z</meta:creation-date>
    <dc:date>2024-03-12T02:29:00Z</dc:date>
    <meta:template xlink:href="Normal" xlink:type="simple"/>
    <meta:editing-cycles>3</meta:editing-cycles>
    <meta:editing-duration>PT1380S</meta:editing-duration>
    <meta:user-defined meta:name="GrammarlyDocumentId">05305522-ac66-4b81-b868-e22dc5dd2cf5</meta:user-defined>
    <meta:document-statistic meta:page-count="2" meta:paragraph-count="21" meta:word-count="492" meta:character-count="3466" meta:row-count="85" meta:non-whitespace-character-count="2995"/>
  </office:meta>
</office:document-meta>
</file>